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weight="bold" officeooo:rsid="000d8fa6" officeooo:paragraph-rsid="000e8d12" style:font-weight-asian="bold" style:font-weight-complex="bold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weight="bold" officeooo:rsid="000e8d12" officeooo:paragraph-rsid="000e8d12" style:font-weight-asian="bold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Lucida Console" fo:font-weight="normal" officeooo:rsid="000fcedf" officeooo:paragraph-rsid="000fcedf" style:font-weight-asian="normal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 fo:break-before="page"/>
      <style:text-properties fo:font-weight="bold" officeooo:rsid="000e8d12" officeooo:paragraph-rsid="000e8d12" style:font-weight-asian="bold" style:font-weight-complex="bold"/>
    </style:style>
    <style:style style:name="P5" style:family="paragraph" style:parent-style-name="List_20_Paragraph" style:list-style-name="WWNum1">
      <style:paragraph-properties fo:margin-left="0in" fo:margin-right="0in" fo:text-indent="0in" style:auto-text-indent="false"/>
      <style:text-properties fo:font-weight="bold" officeooo:paragraph-rsid="00117a42" style:font-weight-asian="bold" style:font-weight-complex="bold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fo:font-weight="bold" officeooo:rsid="000d8fa6" officeooo:paragraph-rsid="000d8fa6" style:font-weight-asian="bold" style:font-weight-complex="bold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fo:font-weight="normal" officeooo:paragraph-rsid="000d115f" style:font-weight-asian="normal" style:font-weight-complex="normal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fo:font-weight="normal" officeooo:rsid="000d115f" officeooo:paragraph-rsid="000d115f" style:font-weight-asian="normal" style:font-weight-complex="normal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fo:font-weight="normal" officeooo:rsid="000d14ae" officeooo:paragraph-rsid="000d14ae" style:font-weight-asian="normal" style:font-weight-complex="normal"/>
    </style:style>
    <style:style style:name="P10" style:family="paragraph" style:parent-style-name="List_20_Paragraph">
      <style:paragraph-properties fo:margin-left="0in" fo:margin-right="0in" fo:text-indent="0in" style:auto-text-indent="false"/>
      <style:text-properties fo:font-weight="normal" officeooo:rsid="000d8fa6" officeooo:paragraph-rsid="000d8fa6" style:font-weight-asian="normal" style:font-weight-complex="normal"/>
    </style:style>
    <style:style style:name="T1" style:family="text">
      <style:text-properties officeooo:rsid="000d115f"/>
    </style:style>
    <style:style style:name="T2" style:family="text">
      <style:text-properties officeooo:rsid="000d14a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e8d12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117a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651470" text:style-name="WWNum1">
        <text:list-header>
          <text:p text:style-name="P5"><text:span text:style-name="T7">Jonathan Pfefferle<text:line-break/>Mid-Term project writeup.<text:line-break/><text:line-break/>1) </text:span>Pleas<text:span text:style-name="T1">e</text:span> analyze the time complexity of your algorithm if users enter N digits. Specifically, the time complexity for constructing the solver tree, the time complexity for dictionary searching, and the time complexity for solving the entire problem of N digits of input.</text:p>
        </text:list-header>
      </text:list>
      <text:p text:style-name="P7"/>
      <text:p text:style-name="P8">The solver-tree creation takes up the bulk of the algorithm's time, running somewhere between O(3^n) and )(4^n) depending on which numbers are entered. (Some produce only 3 children, others 4.)</text:p>
      <text:p text:style-name="P8"/>
      <text:p text:style-name="P8">Once a list of words is generated (which will have somewhere between 3^n or 4^n items) each word needs to be checked against a dictionary. <text:s/><text:span text:style-name="T2">Checking if it’s contained in the dictionary is an O(n) due to the properties of prefix trees, or an O(1) operation using a hashtable.</text:span></text:p>
      <text:p text:style-name="P8"/>
      <text:p text:style-name="P9">Therefore, the total time complexity is O(n * n^4) <text:s/>or O(n^5) worse-case using a prefix tree, or O(n^4) worse-case with a hashtable.</text:p>
      <text:p text:style-name="P9"/>
      <text:p text:style-name="P6">2)Please search online references regarding the concept of Exhaustive Search. What is Exhaustive Search? Which part of this project falls into Exhaustive Search? <text:s/></text:p>
      <text:p text:style-name="P9"/>
      <text:p text:style-name="P10">Exhaustive search, also known as Brute-Force search, is the process of simply generating every possible input and checking them one at a time against a given condition. For this project, the solver-tree creation falls into the realm of exhaustive search, as we simply generate every possible potential-word and check them one at a time against a dictionary. </text:p>
      <text:p text:style-name="P10"/>
      <text:p text:style-name="P6">2)Please search online references regarding the concept of Branch and Bound. What is Branch and bound? </text:p>
      <text:p text:style-name="P6"/>
      <text:p text:style-name="P10">Branch-and-Bound is an algorithmic design paradigm that tries to reduce a large number of candidate solutions to one result through use of bounds. It’s similar to brute-force, but instead of going through the potential solutions one-by-one, it applies some bounding function that will exclude only false candidate (but potentially not <text:span text:style-name="T3">all</text:span><text:span text:style-name="T4"> false candidates.) </text:span></text:p>
      <text:p text:style-name="P10"><text:span text:style-name="T4"/></text:p>
      <text:p text:style-name="P10"><text:span text:style-name="T4">For example, if checking if a string is a word, you could use a bounding function that checks if the string has at least one vowel. Any string without a vowel is not a word and can be discarded without further ado, but some strings with vowels might still not be words </text:span><text:span text:style-name="T5">and need further investigation.<text:line-break/></text:span></text:p>
      <text:p text:style-name="P1"><text:span text:style-name="T5">4) If you will use a Prefix Tree to implement the dictionary, can you use the prefix tree property to accelerate your algorithm together with Branch and Bound? and How to do that? please illustrate with a specific example and use a diagram if necessary.</text:span></text:p>
      <text:p text:style-name="P1"><text:span text:style-name="T5"/></text:p>
      <text:p text:style-name="P2"><text:span text:style-name="T6">When building the solver tree</text:span><text:span text:style-name="T4">, </text:span><text:span text:style-name="T6">instead of building it all up you check with the prefix tree every level to make sure a given node is a potential word. If it’s not, you can discard that whole sub-tree and focus on the others exclusively.</text:span></text:p>
      <text:p text:style-name="P2"><text:span text:style-name="T6"><text:line-break/>For example, for an entered value of 2, we’ll get nodes A, B and C. There’s words that start with all three letters, so we can continue. But if our second number entered is also 2, we can discard the “BB” sub-tree since no English words start with “BB.” </text:span></text:p>
      <text:p text:style-name="P2"><text:span text:style-name="T6"/></text:p>
      <text:p text:style-name="P2"><text:soft-page-break/><text:span text:style-name="T6"><text:line-break/></text:span></text:p>
      <text:p text:style-name="P4"><text:span text:style-name="T4">5) Please include at least 5 different runs of your program with different input sequences. Please catch any errors so that your program will not crash.</text:span></text:p>
      <text:p text:style-name="P2"><text:span text:style-name="T4"/></text:p>
      <text:p text:style-name="P3"><text:span text:style-name="T4">Loading dictionary from file...Enter any number of integers between 2 and 9. Press Q to exit</text:span></text:p>
      <text:p text:style-name="P3"><text:span text:style-name="T4">262</text:span></text:p>
      <text:p text:style-name="P3"><text:span text:style-name="T4">Prefix Words: [aoc, bob]</text:span></text:p>
      <text:p text:style-name="P3"><text:span text:style-name="T4">Hash Words: [aoc, bob]</text:span></text:p>
      <text:p text:style-name="P3"><text:span text:style-name="T4">Enter any number of integers between 2 and 9. Press Q to exit</text:span></text:p>
      <text:p text:style-name="P3"><text:span text:style-name="T4">228</text:span></text:p>
      <text:p text:style-name="P3"><text:span text:style-name="T4">Prefix Words: [act, bat, bay, cat]</text:span></text:p>
      <text:p text:style-name="P3"><text:span text:style-name="T4">Hash Words: [act, bat, bay, cat]</text:span></text:p>
      <text:p text:style-name="P3"><text:span text:style-name="T4">Enter any number of integers between 2 and 9. Press Q to exit</text:span></text:p>
      <text:p text:style-name="P3"><text:span text:style-name="T4">47277</text:span></text:p>
      <text:p text:style-name="P3"><text:span text:style-name="T4">Prefix Words: [grasp, grass]</text:span></text:p>
      <text:p text:style-name="P3"><text:span text:style-name="T4">Hash Words: [grasp, grass]</text:span></text:p>
      <text:p text:style-name="P3"><text:span text:style-name="T4">Enter any number of integers between 2 and 9. Press Q to exit</text:span></text:p>
      <text:p text:style-name="P3"><text:span text:style-name="T4">365</text:span></text:p>
      <text:p text:style-name="P3"><text:span text:style-name="T4">Prefix Words: []</text:span></text:p>
      <text:p text:style-name="P3"><text:span text:style-name="T4">Hash Words: []</text:span></text:p>
      <text:p text:style-name="P3"><text:span text:style-name="T4">Enter any number of integers between 2 and 9. Press Q to exit</text:span></text:p>
      <text:p text:style-name="P3"><text:span text:style-name="T4">292</text:span></text:p>
      <text:p text:style-name="P3"><text:span text:style-name="T4">Prefix Words: []</text:span></text:p>
      <text:p text:style-name="P3"><text:span text:style-name="T4">Hash Words: []</text:span></text:p>
      <text:p text:style-name="P3"><text:span text:style-name="T4">Enter any number of integers between 2 and 9. Press Q to exit</text:span></text:p>
      <text:p text:style-name="P3"><text:span text:style-name="T4">364</text:span></text:p>
      <text:p text:style-name="P3"><text:span text:style-name="T4">Prefix Words: [dog, emi]</text:span></text:p>
      <text:p text:style-name="P3"><text:span text:style-name="T4">Hash Words: [dog, emi]</text:span></text:p>
      <text:p text:style-name="P3"><text:span text:style-name="T4">Enter any number of integers between 2 and 9. Press Q to exit</text:span></text:p>
      <text:p text:style-name="P3"><text:span text:style-name="T4">q</text:span></text:p>
      <text:p text:style-name="P3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0:52:02.753000000</meta:creation-date>
    <dc:date>2017-10-31T11:31:34.166000000</dc:date>
    <meta:editing-duration>PT8M19S</meta:editing-duration>
    <meta:editing-cycles>3</meta:editing-cycles>
    <meta:generator>LibreOffice/5.3.4.2$Windows_X86_64 LibreOffice_project/f82d347ccc0be322489bf7da61d7e4ad13fe2ff3</meta:generator>
    <meta:document-statistic meta:table-count="0" meta:image-count="0" meta:object-count="0" meta:page-count="3" meta:paragraph-count="40" meta:word-count="667" meta:character-count="3847" meta:non-whitespace-character-count="3207"/>
  </office:meta>
</office:document-meta>
</file>